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ffbe" officeooo:paragraph-rsid="001cffbe"/>
    </style:style>
    <style:style style:name="P2" style:family="paragraph" style:parent-style-name="Standard">
      <style:text-properties officeooo:rsid="001e9210" officeooo:paragraph-rsid="001e9210"/>
    </style:style>
    <style:style style:name="P3" style:family="paragraph" style:parent-style-name="Standard">
      <style:text-properties officeooo:rsid="001e9210" officeooo:paragraph-rsid="001fbf89"/>
    </style:style>
    <style:style style:name="P4" style:family="paragraph" style:parent-style-name="Standard">
      <style:text-properties officeooo:rsid="001e9210" officeooo:paragraph-rsid="0020cdd3"/>
    </style:style>
    <style:style style:name="P5" style:family="paragraph" style:parent-style-name="Standard">
      <style:text-properties officeooo:rsid="001fbf89" officeooo:paragraph-rsid="001fbf89"/>
    </style:style>
    <style:style style:name="P6" style:family="paragraph" style:parent-style-name="Standard">
      <style:text-properties officeooo:rsid="0020cdd3" officeooo:paragraph-rsid="0020cdd3"/>
    </style:style>
    <style:style style:name="P7" style:family="paragraph" style:parent-style-name="Standard">
      <style:text-properties officeooo:rsid="0022331f" officeooo:paragraph-rsid="0022331f"/>
    </style:style>
    <style:style style:name="T1" style:family="text">
      <style:text-properties officeooo:rsid="001e4f74"/>
    </style:style>
    <style:style style:name="T2" style:family="text">
      <style:text-properties officeooo:rsid="001fbf89"/>
    </style:style>
    <style:style style:name="T3" style:family="text">
      <style:text-properties officeooo:rsid="0020cdd3"/>
    </style:style>
    <style:style style:name="T4" style:family="text">
      <style:text-properties officeooo:rsid="0022331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do and the sudoers file</text:p>
      <text:p text:style-name="P1"/>
      <text:p text:style-name="P1"/>
      <text:p text:style-name="P1"/>
      <text:p text:style-name="P1">sudo is a program that allows users to run programs on behalf of another users . typcally <text:s/>the super user or that we called in the linux environment “root” .and it can be configured with a file called sudoers file that determine what access will be granted of a specific user. To make some changes or modify the sudoers file you need super users privileges. <text:span text:style-name="T1">Sudoers file is a very sensitive file one misconfiguration can be very dengerous and that can havily affected the system or the server that you care using.thats why we do not use the normal editor like vim nano or emacs for editing the file</text:span></text:p>
      <text:p text:style-name="P2">we use and special editor called ‘visudo’ this editor is use for editing the sudoers file and it helps to not make error in the sudoers file</text:p>
      <text:p text:style-name="P2"/>
      <text:p text:style-name="P2">to modigy sidoers file first you need to be root otherwise you cant edit the file</text:p>
      <text:p text:style-name="P2"/>
      <text:p text:style-name="P2">=&gt;su root</text:p>
      <text:p text:style-name="P2"/>
      <text:p text:style-name="P2">the file is located in /etc/sudoers</text:p>
      <text:p text:style-name="P2"/>
      <text:p text:style-name="P2">this command in root user automaticaly takes you there</text:p>
      <text:p text:style-name="P2"/>
      <text:p text:style-name="P2">=&gt;visudo </text:p>
      <text:p text:style-name="P2"/>
      <text:p text:style-name="P2"/>
      <text:p text:style-name="P2">there are a lot of configuration in the sudoers file and we particularly see the </text:p>
      <text:p text:style-name="P2"/>
      <text:p text:style-name="P2">## allow root to run any commands anywhere</text:p>
      <text:p text:style-name="P2">root<text:tab/>ALL=(ALL)<text:tab/>ALL</text:p>
      <text:p text:style-name="P2"/>
      <text:p text:style-name="P2"/>
      <text:p text:style-name="P2">the syntax</text:p>
      <text:p text:style-name="P2"/>
      <text:p text:style-name="P2">&lt;user&gt; &lt;host&gt;=&lt;Users running the sudo command&gt; &lt;command &gt;</text:p>
      <text:p text:style-name="P2"/>
      <text:p text:style-name="P2">with that syntax it means that</text:p>
      <text:p text:style-name="P2"/>
      <text:p text:style-name="P3">anybody that can any command with the user root anywhere if the password of the root is correct</text:p>
      <text:p text:style-name="P3"/>
      <text:p text:style-name="P3"><text:span text:style-name="T2">lets add a user for in the sudoers file</text:span></text:p>
      <text:p text:style-name="P3"/>
      <text:p text:style-name="P3"><text:span text:style-name="T2"><text:s/></text:span></text:p>
      <text:p text:style-name="P3">## allow root to run any commands anywhere</text:p>
      <text:p text:style-name="P3">root<text:tab/>ALL=(ALL)<text:tab/>ALL</text:p>
      <text:p text:style-name="P5">tanvir<text:tab/>ALL=(ALL)<text:tab/>ALL</text:p>
      <text:p text:style-name="P5"/>
      <text:p text:style-name="P5">[remember to use tab instead of space .if you give space its not going to work]</text:p>
      <text:p text:style-name="P5"/>
      <text:p text:style-name="P5"/>
      <text:p text:style-name="P5">so after the change to make it effect issue this commands</text:p>
      <text:p text:style-name="P5"/>
      <text:p text:style-name="P5">=&gt;exec bash</text:p>
      <text:p text:style-name="P5"/>
      <text:p text:style-name="P5"><text:soft-page-break/>then we switched to the user tanvir</text:p>
      <text:p text:style-name="P6"/>
      <text:p text:style-name="P5">=&gt;su tanvir</text:p>
      <text:p text:style-name="P5"/>
      <text:p text:style-name="P5">and then we issue the commands</text:p>
      <text:p text:style-name="P5"/>
      <text:p text:style-name="P5">=&gt;sudo visudo</text:p>
      <text:p text:style-name="P5">=&gt;[password for tanvir]</text:p>
      <text:p text:style-name="P5"/>
      <text:p text:style-name="P5">we can see that we are in the sudoers file</text:p>
      <text:p text:style-name="P3"><text:s/></text:p>
      <text:p text:style-name="P3"/>
      <text:p text:style-name="P5">for security we want that some users can do things with the password and <text:span text:style-name="T3">we let some user can issue some command without the password </text:span></text:p>
      <text:p text:style-name="P6">we can also configure this thing in the sudoers file .lets ulet the user tanvir issue “fdisk” command with sudo with out using any password</text:p>
      <text:p text:style-name="P6"/>
      <text:p text:style-name="P6">the commnad syntax is</text:p>
      <text:p text:style-name="P2"/>
      <text:p text:style-name="P2"/>
      <text:p text:style-name="P4">&lt;user&gt; &lt;host&gt;<text:span text:style-name="T3">=NOPASSWD:</text:span> &lt;<text:span text:style-name="T3">program location</text:span> &gt;</text:p>
      <text:p text:style-name="P4"/>
      <text:p text:style-name="P6">tanvir<text:tab/>ALL=NOPASSWD:<text:tab/>/sbin/fdisk</text:p>
      <text:p text:style-name="P4"/>
      <text:p text:style-name="P4"/>
      <text:p text:style-name="P6">after saving it we use the command </text:p>
      <text:p text:style-name="P6"/>
      <text:p text:style-name="P6">=&gt; exec bash</text:p>
      <text:p text:style-name="P6"/>
      <text:p text:style-name="P6">to make change in <text:span text:style-name="T4">effect</text:span> and now if we use the <text:span text:style-name="T4">commands</text:span></text:p>
      <text:p text:style-name="P6"/>
      <text:p text:style-name="P7">=&gt;sudo fdisk</text:p>
      <text:p text:style-name="P7"/>
      <text:p text:style-name="P7">we will see that it system does not ask for password this time</text:p>
      <text:p text:style-name="P7"/>
      <text:p text:style-name="P7"/>
      <text:p text:style-name="P7">the program sudo also provides some other functionality .It actually records every commands that you are running on sudo </text:p>
      <text:p text:style-name="P7">to see that lets see the secure log file</text:p>
      <text:p text:style-name="P7"/>
      <text:p text:style-name="P7">=&gt; sudo tail -f /var/log/secure</text:p>
      <text:p text:style-name="P6"/>
      <text:p text:style-name="P7">we can see that every single command that is used with sudo is logged.</text:p>
      <text:p text:style-name="P7"/>
      <text:p text:style-name="P7">Sometimes regular users need elevated privileges to do some work for example install a packages</text:p>
      <text:p text:style-name="P7">so by using the sudo it gives a password prompt and after providing it the user can do things in elevated privileges. </text:p>
      <text:p text:style-name="P7"/>
      <text:p text:style-name="P7">In the enterprise level its a good practice to use administrative things with the sudo command.Thats why UBUNTU like system dont let you register the user account during the setup .if you want to do something then you have to use the sudo command to do that.because Linux system in less <text:soft-page-break/>forgiving if you directly use the root user and accidentally <text:s/>do something wrong the system can crush .</text:p>
      <text:p text:style-name="P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27T02:05:03.053582624</meta:creation-date>
    <meta:generator>LibreOffice/6.3.3.2$Linux_X86_64 LibreOffice_project/a64200df03143b798afd1ec74a12ab50359878ed</meta:generator>
    <dc:date>2019-11-27T03:11:39.297627081</dc:date>
    <meta:editing-duration>PT12S</meta:editing-duration>
    <meta:editing-cycles>1</meta:editing-cycles>
    <meta:document-statistic meta:table-count="0" meta:image-count="0" meta:object-count="0" meta:page-count="3" meta:paragraph-count="47" meta:word-count="569" meta:character-count="3116" meta:non-whitespace-character-count="2582"/>
  </office:meta>
</office:document-meta>
</file>